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he this keyword refers to the current instance of the class and is also used as a modifier of the first parameter of an extension method.</text:span></text:p>
      <text:p text:style-name="P1"><text:span text:style-name="T1"/></text:p>
      <text:p text:style-name="P1"><text:span text:style-name="T1"><text:s/>Note</text:span></text:p>
      <text:p text:style-name="P1"><text:span text:style-name="T1"/></text:p>
      <text:p text:style-name="P1"><text:span text:style-name="T1">This article discusses the use of this with class instances. For more information about its use in extension methods, see Extension Methods.</text:span></text:p>
      <text:p text:style-name="P1"><text:span text:style-name="T1"/></text:p>
      <text:p text:style-name="P1"><text:span text:style-name="T1">The following are common uses of this:</text:span></text:p>
      <text:p text:style-name="P1"><text:span text:style-name="T1"/></text:p>
      <text:p text:style-name="P1"><text:span text:style-name="T1">this.cs qualifies members hidden by similar names.</text:span></text:p>
      <text:p text:style-name="P1"><text:span text:style-name="T1"/></text:p>
      <text:p text:style-name="P1"><text:span text:style-name="T1">use of this.cs passes an object as a parameter to other methods.</text:span></text:p>
      <text:p text:style-name="P1"><text:span text:style-name="T1">Static member functions, because they exist at the class level and not as part of an object, do not have a this pointer. It is an error to refer to this in a static method.</text:span></text:p>
      <text:p text:style-name="P1"><text:span text:style-name="T1">declare of this.cs is used to qualify the Employee class members, name and alias, which are hidden by similar names. It is also used to pass an object to the method CalcTax, which belongs to another clas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